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1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ier_Raw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</table:table>
      <table:table table:name="TypeSort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</table:table>
      <table:table table:name="Globulars" table:style-name="ta1">
        <office:forms form:automatic-focus="false" form:apply-design-mode="false"/>
        <table:shapes>
          <draw:frame draw:z-index="0" draw:style-name="gr1" draw:text-style-name="P1" svg:width="6.2988in" svg:height="3.5429in" svg:x="12.2173in" svg:y="0.8346in">
            <draw:object draw:notify-on-update-of-ranges="Globulars.H3:Globulars.H31 Globulars.I2:Globulars.I2 Globulars.I3:Globulars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6319in" svg:y="6.3232in">
            <draw:object draw:notify-on-update-of-ranges="Globulars.A36:Globulars.A64 Globulars.B35:Globulars.B35 Globulars.B36:Globulars.B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ni­tu­de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h 36m 23.9s</text:p>
          </table:table-cell>
          <table:table-cell table:formula="of:=INT(LEFT([.J3];2))" office:value-type="float" office:value="18" calcext:value-type="float">
            <text:p>18</text:p>
          </table:table-cell>
          <table:table-cell table:formula="of:=INT(MID([.J3];4;3))" office:value-type="float" office:value="36" calcext:value-type="float">
            <text:p>36</text:p>
          </table:table-cell>
          <table:table-cell table:formula="of:=[.K3]+[.L3]/60" office:value-type="float" office:value="18.6" calcext:value-type="float">
            <text:p>18.6</text:p>
          </table:table-cell>
          <table:table-cell office:value-type="string" calcext:value-type="string">
            <text:p>−23° 54′ 17.1″</text:p>
          </table:table-cell>
          <table:table-cell table:formula="of:=INT(LEFT([.N3];3))" office:value-type="float" office:value="-23" calcext:value-type="float">
            <text:p>-23</text:p>
          </table:table-cell>
          <table:table-cell table:formula="of:=INT(MID([.N3];5;3))" office:value-type="float" office:value="54" calcext:value-type="float">
            <text:p>54</text:p>
          </table:table-cell>
          <table:table-cell table:formula="of:=[.O3]+[.P3]/60" office:value-type="float" office:value="-22.1" calcext:value-type="float">
            <text:p>-22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K4]+[.L4]/60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K5]+[.L5]/60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K6]+[.L6]/60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h 42m 11.6s</text:p>
          </table:table-cell>
          <table:table-cell table:formula="of:=INT(LEFT([.J7];2))" office:value-type="float" office:value="13" calcext:value-type="float">
            <text:p>13</text:p>
          </table:table-cell>
          <table:table-cell table:formula="of:=INT(MID([.J7];4;3))" office:value-type="float" office:value="42" calcext:value-type="float">
            <text:p>42</text:p>
          </table:table-cell>
          <table:table-cell table:formula="of:=[.K7]+[.L7]/60" office:value-type="float" office:value="13.7" calcext:value-type="float">
            <text:p>13.7</text:p>
          </table:table-cell>
          <table:table-cell office:value-type="string" calcext:value-type="string">
            <text:p>+28° 22′ 38.2″</text:p>
          </table:table-cell>
          <table:table-cell table:formula="of:=INT(LEFT([.N7];3))" office:value-type="float" office:value="28" calcext:value-type="float">
            <text:p>28</text:p>
          </table:table-cell>
          <table:table-cell table:formula="of:=INT(MID([.N7];5;3))" office:value-type="float" office:value="22" calcext:value-type="float">
            <text:p>22</text:p>
          </table:table-cell>
          <table:table-cell table:formula="of:=[.O7]+[.P7]/60" office:value-type="float" office:value="28.3666666666667" calcext:value-type="float">
            <text:p>28.3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K8]+[.L8]/60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h 39m 59.7s</text:p>
          </table:table-cell>
          <table:table-cell table:formula="of:=INT(LEFT([.J9];2))" office:value-type="float" office:value="19" calcext:value-type="float">
            <text:p>19</text:p>
          </table:table-cell>
          <table:table-cell table:formula="of:=INT(MID([.J9];4;3))" office:value-type="float" office:value="39" calcext:value-type="float">
            <text:p>39</text:p>
          </table:table-cell>
          <table:table-cell table:formula="of:=[.K9]+[.L9]/60" office:value-type="float" office:value="19.65" calcext:value-type="float">
            <text:p>19.65</text:p>
          </table:table-cell>
          <table:table-cell office:value-type="string" calcext:value-type="string">
            <text:p>−30° 57′ 53.1″</text:p>
          </table:table-cell>
          <table:table-cell table:formula="of:=INT(LEFT([.N9];3))" office:value-type="float" office:value="-30" calcext:value-type="float">
            <text:p>-30</text:p>
          </table:table-cell>
          <table:table-cell table:formula="of:=INT(MID([.N9];5;3))" office:value-type="float" office:value="57" calcext:value-type="float">
            <text:p>57</text:p>
          </table:table-cell>
          <table:table-cell table:formula="of:=[.O9]+[.P9]/60" office:value-type="float" office:value="-29.05" calcext:value-type="float">
            <text:p>-29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h 17m 07.4s</text:p>
          </table:table-cell>
          <table:table-cell table:formula="of:=INT(LEFT([.J10];2))" office:value-type="float" office:value="17" calcext:value-type="float">
            <text:p>17</text:p>
          </table:table-cell>
          <table:table-cell table:formula="of:=INT(MID([.J10];4;3))" office:value-type="float" office:value="17" calcext:value-type="float">
            <text:p>17</text:p>
          </table:table-cell>
          <table:table-cell table:formula="of:=[.K10]+[.L10]/60" office:value-type="float" office:value="17.2833333333333" calcext:value-type="float">
            <text:p>17.2833333333333</text:p>
          </table:table-cell>
          <table:table-cell office:value-type="string" calcext:value-type="string">
            <text:p>+43° 08′ 09.4″</text:p>
          </table:table-cell>
          <table:table-cell table:formula="of:=INT(LEFT([.N10];3))" office:value-type="float" office:value="43" calcext:value-type="float">
            <text:p>43</text:p>
          </table:table-cell>
          <table:table-cell table:formula="of:=INT(MID([.N10];5;3))" office:value-type="float" office:value="8" calcext:value-type="float">
            <text:p>8</text:p>
          </table:table-cell>
          <table:table-cell table:formula="of:=[.O10]+[.P10]/60" office:value-type="float" office:value="43.1333333333333" calcext:value-type="float">
            <text:p>4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h 01m 12.6s</text:p>
          </table:table-cell>
          <table:table-cell table:formula="of:=INT(LEFT([.J11];2))" office:value-type="float" office:value="17" calcext:value-type="float">
            <text:p>17</text:p>
          </table:table-cell>
          <table:table-cell table:formula="of:=INT(MID([.J11];4;3))" office:value-type="float" office:value="1" calcext:value-type="float">
            <text:p>1</text:p>
          </table:table-cell>
          <table:table-cell table:formula="of:=[.K11]+[.L11]/60" office:value-type="float" office:value="17.0166666666667" calcext:value-type="float">
            <text:p>17.0166666666667</text:p>
          </table:table-cell>
          <table:table-cell office:value-type="string" calcext:value-type="string">
            <text:p>−30° 06′ 44.5″</text:p>
          </table:table-cell>
          <table:table-cell table:formula="of:=INT(LEFT([.N11];3))" office:value-type="float" office:value="-30" calcext:value-type="float">
            <text:p>-30</text:p>
          </table:table-cell>
          <table:table-cell table:formula="of:=INT(MID([.N11];5;3))" office:value-type="float" office:value="6" calcext:value-type="float">
            <text:p>6</text:p>
          </table:table-cell>
          <table:table-cell table:formula="of:=[.O11]+[.P11]/60" office:value-type="float" office:value="-29.9" calcext:value-type="float">
            <text:p>-2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K12]+[.L12]/60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K13]+[.L13]/60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K14]+[.L14]/60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K15]+[.L15]/60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h 24m 32.9s</text:p>
          </table:table-cell>
          <table:table-cell table:formula="of:=INT(LEFT([.J16];2))" office:value-type="float" office:value="18" calcext:value-type="float">
            <text:p>18</text:p>
          </table:table-cell>
          <table:table-cell table:formula="of:=INT(MID([.J16];4;3))" office:value-type="float" office:value="24" calcext:value-type="float">
            <text:p>24</text:p>
          </table:table-cell>
          <table:table-cell table:formula="of:=[.K16]+[.L16]/60" office:value-type="float" office:value="18.4" calcext:value-type="float">
            <text:p>18.4</text:p>
          </table:table-cell>
          <table:table-cell office:value-type="string" calcext:value-type="string">
            <text:p>−24° 52′ 11.4″</text:p>
          </table:table-cell>
          <table:table-cell table:formula="of:=INT(LEFT([.N16];3))" office:value-type="float" office:value="-24" calcext:value-type="float">
            <text:p>-24</text:p>
          </table:table-cell>
          <table:table-cell table:formula="of:=INT(MID([.N16];5;3))" office:value-type="float" office:value="52" calcext:value-type="float">
            <text:p>52</text:p>
          </table:table-cell>
          <table:table-cell table:formula="of:=[.O16]+[.P16]/60" office:value-type="float" office:value="-23.1333333333333" calcext:value-type="float">
            <text:p>-2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K17]+[.L17]/60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K18]+[.L18]/60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h 12m 55.3s</text:p>
          </table:table-cell>
          <table:table-cell table:formula="of:=INT(LEFT([.J19];2))" office:value-type="float" office:value="13" calcext:value-type="float">
            <text:p>13</text:p>
          </table:table-cell>
          <table:table-cell table:formula="of:=INT(MID([.J19];4;3))" office:value-type="float" office:value="12" calcext:value-type="float">
            <text:p>12</text:p>
          </table:table-cell>
          <table:table-cell table:formula="of:=[.K19]+[.L19]/60" office:value-type="float" office:value="13.2" calcext:value-type="float">
            <text:p>13.2</text:p>
          </table:table-cell>
          <table:table-cell office:value-type="string" calcext:value-type="string">
            <text:p>+18° 10′ 05.4″</text:p>
          </table:table-cell>
          <table:table-cell table:formula="of:=INT(LEFT([.N19];3))" office:value-type="float" office:value="18" calcext:value-type="float">
            <text:p>18</text:p>
          </table:table-cell>
          <table:table-cell table:formula="of:=INT(MID([.N19];5;3))" office:value-type="float" office:value="10" calcext:value-type="float">
            <text:p>10</text:p>
          </table:table-cell>
          <table:table-cell table:formula="of:=[.O19]+[.P19]/60" office:value-type="float" office:value="18.1666666666667" calcext:value-type="float">
            <text:p>18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K20]+[.L20]/60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8h 31m 23.1s</text:p>
          </table:table-cell>
          <table:table-cell table:formula="of:=INT(LEFT([.J21];2))" office:value-type="float" office:value="18" calcext:value-type="float">
            <text:p>18</text:p>
          </table:table-cell>
          <table:table-cell table:formula="of:=INT(MID([.J21];4;3))" office:value-type="float" office:value="31" calcext:value-type="float">
            <text:p>31</text:p>
          </table:table-cell>
          <table:table-cell table:formula="of:=[.K21]+[.L21]/60" office:value-type="float" office:value="18.5166666666667" calcext:value-type="float">
            <text:p>18.5166666666667</text:p>
          </table:table-cell>
          <table:table-cell office:value-type="string" calcext:value-type="string">
            <text:p>−32° 20′ 53.1″</text:p>
          </table:table-cell>
          <table:table-cell table:formula="of:=INT(LEFT([.N21];3))" office:value-type="float" office:value="-32" calcext:value-type="float">
            <text:p>-32</text:p>
          </table:table-cell>
          <table:table-cell table:formula="of:=INT(MID([.N21];5;3))" office:value-type="float" office:value="20" calcext:value-type="float">
            <text:p>20</text:p>
          </table:table-cell>
          <table:table-cell table:formula="of:=[.O21]+[.P21]/60" office:value-type="float" office:value="-31.6666666666667" calcext:value-type="float">
            <text:p>-31.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h 55m 03.3s</text:p>
          </table:table-cell>
          <table:table-cell table:formula="of:=INT(LEFT([.J22];2))" office:value-type="float" office:value="18" calcext:value-type="float">
            <text:p>18</text:p>
          </table:table-cell>
          <table:table-cell table:formula="of:=INT(MID([.J22];4;3))" office:value-type="float" office:value="55" calcext:value-type="float">
            <text:p>55</text:p>
          </table:table-cell>
          <table:table-cell table:formula="of:=[.K22]+[.L22]/60" office:value-type="float" office:value="18.9166666666667" calcext:value-type="float">
            <text:p>18.9166666666667</text:p>
          </table:table-cell>
          <table:table-cell office:value-type="string" calcext:value-type="string">
            <text:p>−30° 28′ 47.5″</text:p>
          </table:table-cell>
          <table:table-cell table:formula="of:=INT(LEFT([.N22];3))" office:value-type="float" office:value="-30" calcext:value-type="float">
            <text:p>-30</text:p>
          </table:table-cell>
          <table:table-cell table:formula="of:=INT(MID([.N22];5;3))" office:value-type="float" office:value="28" calcext:value-type="float">
            <text:p>28</text:p>
          </table:table-cell>
          <table:table-cell table:formula="of:=[.O22]+[.P22]/60" office:value-type="float" office:value="-29.5333333333333" calcext:value-type="float">
            <text:p>-29.5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05h 24m 10.6s</text:p>
          </table:table-cell>
          <table:table-cell table:formula="of:=INT(LEFT([.J23];2))" office:value-type="float" office:value="5" calcext:value-type="float">
            <text:p>5</text:p>
          </table:table-cell>
          <table:table-cell table:formula="of:=INT(MID([.J23];4;3))" office:value-type="float" office:value="24" calcext:value-type="float">
            <text:p>24</text:p>
          </table:table-cell>
          <table:table-cell table:formula="of:=[.K23]+[.L23]/60" office:value-type="float" office:value="5.4" calcext:value-type="float">
            <text:p>5.4</text:p>
          </table:table-cell>
          <table:table-cell office:value-type="string" calcext:value-type="string">
            <text:p>−24° 31′ 27.3″</text:p>
          </table:table-cell>
          <table:table-cell table:formula="of:=INT(LEFT([.N23];3))" office:value-type="float" office:value="-24" calcext:value-type="float">
            <text:p>-24</text:p>
          </table:table-cell>
          <table:table-cell table:formula="of:=INT(MID([.N23];5;3))" office:value-type="float" office:value="31" calcext:value-type="float">
            <text:p>31</text:p>
          </table:table-cell>
          <table:table-cell table:formula="of:=[.O23]+[.P23]/60" office:value-type="float" office:value="-23.4833333333333" calcext:value-type="float">
            <text:p>-23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K24]+[.L24]/60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9m 28.0s</text:p>
          </table:table-cell>
          <table:table-cell table:formula="of:=INT(LEFT([.J25];2))" office:value-type="float" office:value="12" calcext:value-type="float">
            <text:p>12</text:p>
          </table:table-cell>
          <table:table-cell table:formula="of:=INT(MID([.J25];4;3))" office:value-type="float" office:value="39" calcext:value-type="float">
            <text:p>39</text:p>
          </table:table-cell>
          <table:table-cell table:formula="of:=[.K25]+[.L25]/60" office:value-type="float" office:value="12.65" calcext:value-type="float">
            <text:p>12.65</text:p>
          </table:table-cell>
          <table:table-cell office:value-type="string" calcext:value-type="string">
            <text:p>−26° 44′ 38.6″</text:p>
          </table:table-cell>
          <table:table-cell table:formula="of:=INT(LEFT([.N25];3))" office:value-type="float" office:value="-26" calcext:value-type="float">
            <text:p>-26</text:p>
          </table:table-cell>
          <table:table-cell table:formula="of:=INT(MID([.N25];5;3))" office:value-type="float" office:value="44" calcext:value-type="float">
            <text:p>44</text:p>
          </table:table-cell>
          <table:table-cell table:formula="of:=[.O25]+[.P25]/60" office:value-type="float" office:value="-25.2666666666667" calcext:value-type="float">
            <text:p>-25.2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K26]+[.L26]/60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h 43m 12.8s</text:p>
          </table:table-cell>
          <table:table-cell table:formula="of:=INT(LEFT([.J27];2))" office:value-type="float" office:value="18" calcext:value-type="float">
            <text:p>18</text:p>
          </table:table-cell>
          <table:table-cell table:formula="of:=INT(MID([.J27];4;3))" office:value-type="float" office:value="43" calcext:value-type="float">
            <text:p>43</text:p>
          </table:table-cell>
          <table:table-cell table:formula="of:=[.K27]+[.L27]/60" office:value-type="float" office:value="18.7166666666667" calcext:value-type="float">
            <text:p>18.7166666666667</text:p>
          </table:table-cell>
          <table:table-cell office:value-type="string" calcext:value-type="string">
            <text:p>−32° 17′ 31.6″</text:p>
          </table:table-cell>
          <table:table-cell table:formula="of:=INT(LEFT([.N27];3))" office:value-type="float" office:value="-32" calcext:value-type="float">
            <text:p>-32</text:p>
          </table:table-cell>
          <table:table-cell table:formula="of:=INT(MID([.N27];5;3))" office:value-type="float" office:value="17" calcext:value-type="float">
            <text:p>17</text:p>
          </table:table-cell>
          <table:table-cell table:formula="of:=[.O27]+[.P27]/60" office:value-type="float" office:value="-31.7166666666667" calcext:value-type="float">
            <text:p>-31.71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K28]+[.L28]/60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K29]+[.L29]/60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0h 06m 04.8s</text:p>
          </table:table-cell>
          <table:table-cell table:formula="of:=INT(LEFT([.J30];2))" office:value-type="float" office:value="20" calcext:value-type="float">
            <text:p>20</text:p>
          </table:table-cell>
          <table:table-cell table:formula="of:=INT(MID([.J30];4;3))" office:value-type="float" office:value="6" calcext:value-type="float">
            <text:p>6</text:p>
          </table:table-cell>
          <table:table-cell table:formula="of:=[.K30]+[.L30]/60" office:value-type="float" office:value="20.1" calcext:value-type="float">
            <text:p>20.1</text:p>
          </table:table-cell>
          <table:table-cell office:value-type="string" calcext:value-type="string">
            <text:p>−21° 55′ 16.2″</text:p>
          </table:table-cell>
          <table:table-cell table:formula="of:=INT(LEFT([.N30];3))" office:value-type="float" office:value="-21" calcext:value-type="float">
            <text:p>-21</text:p>
          </table:table-cell>
          <table:table-cell table:formula="of:=INT(MID([.N30];5;3))" office:value-type="float" office:value="55" calcext:value-type="float">
            <text:p>55</text:p>
          </table:table-cell>
          <table:table-cell table:formula="of:=[.O30]+[.P30]/60" office:value-type="float" office:value="-20.0833333333333" calcext:value-type="float">
            <text:p>-20.0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h 53m 27.7s</text:p>
          </table:table-cell>
          <table:table-cell table:formula="of:=INT(LEFT([.J31];2))" office:value-type="float" office:value="20" calcext:value-type="float">
            <text:p>20</text:p>
          </table:table-cell>
          <table:table-cell table:formula="of:=INT(MID([.J31];4;3))" office:value-type="float" office:value="53" calcext:value-type="float">
            <text:p>53</text:p>
          </table:table-cell>
          <table:table-cell table:formula="of:=[.K31]+[.L31]/60" office:value-type="float" office:value="20.8833333333333" calcext:value-type="float">
            <text:p>20.8833333333333</text:p>
          </table:table-cell>
          <table:table-cell office:value-type="string" calcext:value-type="string">
            <text:p>−12° 32′ 14.3″</text:p>
          </table:table-cell>
          <table:table-cell table:formula="of:=INT(LEFT([.N31];3))" office:value-type="float" office:value="-12" calcext:value-type="float">
            <text:p>-12</text:p>
          </table:table-cell>
          <table:table-cell table:formula="of:=INT(MID([.N31];5;3))" office:value-type="float" office:value="32" calcext:value-type="float">
            <text:p>32</text:p>
          </table:table-cell>
          <table:table-cell table:formula="of:=[.O31]+[.P31]/60" office:value-type="float" office:value="-11.4666666666667" calcext:value-type="float">
            <text:p>-11.4666666666667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5" table:number-columns-repeated="11"/>
          <table:table-cell table:style-name="ce6" office:value-type="string" calcext:value-type="string">
            <text:p>AVG RightAssention</text:p>
          </table:table-cell>
          <table:table-cell table:style-name="ce5" table:formula="of:=AVERAGE([.M3:.M31])" office:value-type="float" office:value="17.3712643678161" calcext:value-type="float">
            <text:p>17.3712643678161</text:p>
          </table:table-cell>
          <table:table-cell table:style-name="ce5" table:number-columns-repeated="2"/>
          <table:table-cell table:style-name="ce6" office:value-type="string" calcext:value-type="string">
            <text:p>Avg Declination</text:p>
          </table:table-cell>
          <table:table-cell table:style-name="ce5" table:formula="of:=AVERAGE([.Q3:.Q31])" office:value-type="float" office:value="-7.57126436781609" calcext:value-type="float">
            <text:p>-7.57126436781609</text:p>
          </table:table-cell>
          <table:table-cell table:style-name="ce5"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Dis­tan­ce (kly)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9" calcext:value-type="float">
            <text:p>33.9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.7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" calcext:value-type="float">
            <text:p>28.7</text:p>
          </table:table-cell>
          <table:table-cell table:number-columns-repeated="1638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9" calcext:value-type="float">
            <text:p>17.9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3" calcext:value-type="float">
            <text:p>30.3</text:p>
          </table:table-cell>
          <table:table-cell table:number-columns-repeated="1638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.7" calcext:value-type="float">
            <text:p>29.7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.4" calcext:value-type="float">
            <text:p>87.4</text:p>
          </table:table-cell>
          <table:table-cell table:number-columns-repeated="1638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1" calcext:value-type="float">
            <text:p>41</text:p>
          </table:table-cell>
          <table:table-cell table:number-columns-repeated="1638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5.8" calcext:value-type="float">
            <text:p>25.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.6" calcext:value-type="float">
            <text:p>33.6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4" calcext:value-type="float">
            <text:p>29.4</text:p>
          </table:table-cell>
          <table:table-cell table:number-columns-repeated="1638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2.9" calcext:value-type="float">
            <text:p>32.9</text:p>
          </table:table-cell>
          <table:table-cell table:number-columns-repeated="1638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.5" calcext:value-type="float">
            <text:p>67.5</text:p>
          </table:table-cell>
          <table:table-cell table:number-columns-repeated="1638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" calcext:value-type="float">
            <text:p>54</text:p>
          </table:table-cell>
          <table:table-cell table:number-columns-repeated="16382"/>
        </table:table-row>
      </table:table>
      <table:table table:name="Johns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3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 BY GJ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ni­tu­de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D4]*([.K4]+[.L4]/60)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D5]*([.K5]+[.L5]/60)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D6]*([.K6]+[.L6]/60)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D8]*([.K8]+[.L8]/60)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D12]*([.K12]+[.L12]/60)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D13]*([.K13]+[.L13]/60)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D14]*([.K14]+[.L14]/60)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D15]*([.K15]+[.L15]/60)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D17]*([.K17]+[.L17]/60)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D18]*([.K18]+[.L18]/60)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D20]*([.K20]+[.L20]/60)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D24]*([.K24]+[.L24]/60)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D26]*([.K26]+[.L26]/60)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D28]*([.K28]+[.L28]/60)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D29]*([.K29]+[.L29]/60)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???</text:p>
          </table:table-cell>
          <table:table-cell office:value-type="string" calcext:value-type="string">
            <text:p>NGC 5897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table:number-columns-repeated="4"/>
          <table:table-cell table:style-name="ce4" office:value-type="string" calcext:value-type="string">
            <text:p>15h 17m 24.40s<text:a xlink:href="https://en.wikipedia.org/wiki/NGC_5897#cite_note-simbad-2" xlink:type="simple">[</text:a></text:p>
          </table:table-cell>
          <table:table-cell table:formula="of:=INT(LEFT([.J32];2))" office:value-type="float" office:value="15" calcext:value-type="float">
            <text:p>15</text:p>
          </table:table-cell>
          <table:table-cell table:formula="of:=INT(MID([.J32];4;3))" office:value-type="float" office:value="17" calcext:value-type="float">
            <text:p>17</text:p>
          </table:table-cell>
          <table:table-cell table:formula="of:=[.D32]*([.K32]+[.L32]/60)" office:value-type="float" office:value="15.2833333333333" calcext:value-type="float">
            <text:p>15.2833333333333</text:p>
          </table:table-cell>
          <table:table-cell table:style-name="ce4" office:value-type="string" calcext:value-type="string">
            <text:p>−21° 00′ 36.4″<text:a xlink:href="https://en.wikipedia.org/wiki/NGC_5897#cite_note-simbad-2" xlink:type="simple">[</text:a></text:p>
          </table:table-cell>
          <table:table-cell table:formula="of:=INT(LEFT([.N32];3))" office:value-type="float" office:value="-21" calcext:value-type="float">
            <text:p>-21</text:p>
          </table:table-cell>
          <table:table-cell table:formula="of:=INT(MID([.N32];5;3))" office:value-type="float" office:value="0" calcext:value-type="float">
            <text:p>0</text:p>
          </table:table-cell>
          <table:table-cell table:formula="of:=[.O32]+[.P32]/60" office:value-type="float" office:value="-21" calcext:value-type="float">
            <text:p>-2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5" table:number-columns-repeated="11"/>
          <table:table-cell table:style-name="ce6" office:value-type="string" calcext:value-type="string">
            <text:p>AVG RightAssention</text:p>
          </table:table-cell>
          <table:table-cell table:style-name="ce5" table:formula="of:=AVERAGE([.M3:.M32])" office:value-type="float" office:value="17.8760416666667" calcext:value-type="float">
            <text:p>17.8760416666667</text:p>
          </table:table-cell>
          <table:table-cell table:style-name="ce5" table:number-columns-repeated="2"/>
          <table:table-cell table:style-name="ce6" office:value-type="string" calcext:value-type="string">
            <text:p>Avg Declination</text:p>
          </table:table-cell>
          <table:table-cell table:style-name="ce5" table:formula="of:=AVERAGE([.Q3:.Q32])" office:value-type="float" office:value="-3.30208333333333" calcext:value-type="float">
            <text:p>-3.30208333333333</text:p>
          </table:table-cell>
          <table:table-cell table:style-name="ce5"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2"/>
          <table:table-cell table:number-columns-repeated="16382"/>
        </table:table-row>
      </table:table>
      <table:named-expressions/>
      <table:database-ranges>
        <table:database-range table:name="__Anonymous_Sheet_DB__1" table:target-range-address="TypeSort.A2:TypeSort.XFD115">
          <table:sort>
            <table:sort-by table:field-number="4" table:data-type="automatic"/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2" table:target-range-address="Globulars.A2:Globulars.XFD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21:09:18.004472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08:23:13.937028129</meta:creation-date>
    <dc:date>2025-10-18T21:17:47.750254484</dc:date>
    <meta:editing-duration>PT1H50M58S</meta:editing-duration>
    <meta:editing-cycles>19</meta:editing-cycles>
    <meta:generator>LibreOffice/24.2.7.2$Linux_X86_64 LibreOffice_project/420$Build-2</meta:generator>
    <meta:document-statistic meta:table-count="4" meta:cell-count="30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Dimension versus Magnatude</text:p>
        </chart:title>
        <chart:subtitle svg:x="6.408cm" svg:y="1.275cm" chart:style-name="ch3">
          <text:p>Globular Clusters</text:p>
        </chart:subtitle>
        <chart:legend chart:legend-position="end" svg:x="10.686cm" svg:y="2.559cm" style:legend-expansion="custom" svg:width="4.362cm" svg:height="0.598cm" style:legend-expansion-aspect-ratio="7.2943143812709" chart:style-name="ch4"/>
        <chart:plot-area chart:style-name="ch5" table:cell-range-address="Globulars.H3:Globulars.I31 Globulars.I2:Globulars.I2" chart:data-source-has-labels="row" svg:x="1.331cm" svg:y="2.138cm" svg:width="14.332cm" svg:height="5.7cm">
          <chart:coordinate-region svg:x="1.952cm" svg:y="2.337cm" svg:width="13.524cm" svg:height="4.854cm"/>
          <chart:axis chart:dimension="x" chart:name="primary-x" chart:style-name="ch6">
            <chart:title svg:x="7.646cm" svg:y="8.018cm" chart:style-name="ch7">
              <text:p>Magnatude</text:p>
            </chart:title>
          </chart:axis>
          <chart:axis chart:dimension="y" chart:name="primary-y" chart:style-name="ch8">
            <chart:title svg:x="0.451cm" svg:y="5.601cm" chart:style-name="ch9">
              <text:p>Minutes</text:p>
            </chart:title>
            <chart:grid chart:style-name="ch10" chart:class="major"/>
          </chart:axis>
          <chart:series chart:style-name="ch11" chart:values-cell-range-address="Globulars.I3:Globulars.I31" chart:label-cell-address="Globulars.I2:Globulars.I2" chart:class="chart:scatter">
            <chart:domain table:cell-range-address="Globulars.H3:Globulars.H3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p­par­ent dim­en­si­ons</text:p>
                <draw:g>
                  <svg:desc>Globulars.I2:Globular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Globulars.H3:Globulars.H31</svg:desc>
                </draw:g>
              </table:table-cell>
              <table:table-cell office:value-type="float" office:value="32">
                <text:p>32</text:p>
                <draw:g>
                  <svg:desc>Globulars.I3:Globulars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">
                <text:p>5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">
                <text:p>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">
                <text:p>6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">
                <text:p>6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">
                <text:p>7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">
                <text:p>7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">
                <text:p>7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">
                <text:p>7.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">
                <text:p>8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">
                <text:p>9.3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V Dimension</text:p>
        </chart:title>
        <chart:subtitle svg:x="6.408cm" svg:y="0.819cm" chart:style-name="ch3">
          <text:p>Globular Clusters</text:p>
        </chart:subtitle>
        <chart:legend chart:legend-position="end" svg:x="12.592cm" svg:y="0.457cm" style:legend-expansion="custom" svg:width="3.198cm" svg:height="0.598cm" style:legend-expansion-aspect-ratio="5.34782608695652" chart:style-name="ch4"/>
        <chart:plot-area chart:style-name="ch5" table:cell-range-address="Globulars.A36:Globulars.B64 Globulars.B35:Globulars.B35" chart:data-source-has-labels="row" svg:x="1.331cm" svg:y="1.303cm" svg:width="14.36cm" svg:height="7.369cm">
          <chart:coordinate-region svg:x="2.138cm" svg:y="1.502cm" svg:width="13.366cm" svg:height="6.523cm"/>
          <chart:axis chart:dimension="x" chart:name="primary-x" chart:style-name="ch6">
            <chart:title svg:x="7.66cm" svg:y="8.44cm" chart:style-name="ch7">
              <text:p>ArcMinutes</text:p>
            </chart:title>
          </chart:axis>
          <chart:axis chart:dimension="y" chart:name="primary-y" chart:style-name="ch8">
            <chart:title svg:x="0.451cm" svg:y="5.997cm" chart:style-name="ch9">
              <text:p>K Light Years</text:p>
            </chart:title>
            <chart:grid chart:style-name="ch10" chart:class="major"/>
          </chart:axis>
          <chart:series chart:style-name="ch11" chart:values-cell-range-address="Globulars.B36:Globulars.B64" chart:label-cell-address="Globulars.B35:Globulars.B35" chart:class="chart:scatter">
            <chart:domain table:cell-range-address="Globulars.A36:Globulars.A64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­tan­ce (kly)</text:p>
                <draw:g>
                  <svg:desc>Globulars.B35:Globulars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Globulars.A36:Globulars.A64</svg:desc>
                </draw:g>
              </table:table-cell>
              <table:table-cell office:value-type="float" office:value="10">
                <text:p>10</text:p>
                <draw:g>
                  <svg:desc>Globulars.B36:Globulars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">
                <text:p>11.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">
                <text:p>10.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">
                <text:p>8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">
                <text:p>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">
                <text:p>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">
                <text:p>8.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">
                <text:p>6.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">
                <text:p>6.6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